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El Ritual de Morgerathus</text:span></text:h>
      <text:p text:style-name="Text_20_body">Elara se quedó inmóvil, hipnotizada por la <text:span text:style-name="Strong_20_Emphasis">Esfera de los Mil Espíritus</text:span>. Su superficie pulida y translúcida parecía contener un torbellino de almas atrapadas, rostros deformados por el dolor, girando en espirales lentas, emitiendo gritos silenciosos que solo su mente podía oír. Un sudor frío le recorrió la espalda. <text:span text:style-name="Strong_20_Emphasis">Sabía que algo terrible estaba a punto de suceder.</text:span></text:p>
      <text:p text:style-name="Text_20_body">Un destello la sacudió.</text:p>
      <text:p text:style-name="Text_20_body"><text:span text:style-name="Strong_20_Emphasis">¡CRACK!</text:span></text:p>
      <text:p text:style-name="Text_20_body">Un rayo salió disparado del oscuro hueco de la escalera, impactando el suelo con una explosión de luz blanca y esquirlas de piedra. Antes de que pudiera reaccionar, otro rayo descendió, golpeando con violencia una de las paredes cercanas, dejando un surco ardiente y chamuscado.</text:p>
      <text:p text:style-name="Text_20_body">Elara retrocedió, con el corazón latiendo desbocado, sus ojos saltando de un destello a otro. Los rayos se multiplicaban, estallando contra el techo, el suelo, las columnas de piedra, como si el mismísimo aire estuviera siendo desgarrado por una fuerza invisible.</text:p>
      <text:p text:style-name="Text_20_body"><text:span text:style-name="Strong_20_Emphasis">Y entonces, apareció él.</text:span></text:p>
      <text:p text:style-name="Text_20_body">Flotando en el aire, descendiendo lentamente por la escalera, envuelto en un resplandor siniestro, estaba <text:span text:style-name="Strong_20_Emphasis">Morgerathus</text:span>. Su figura espectral parecía tallada en sombras, su manto oscuro ondeando como si estuviera sumergido en agua negra. De sus manos colgantes brotaban filamentos de electricidad verde, serpenteando y estallando a su alrededor, iluminando su rostro oculto en penumbra.</text:p>
      <text:p text:style-name="Text_20_body">Su cabeza inclinada hacia el suelo, como si el peso del mundo descansara sobre ella, dejaba ver solo fragmentos de una piel pálida, casi cadavérica. <text:span text:style-name="Strong_20_Emphasis">No caminaba.</text:span> Sus pies flotaban a unos centímetros del suelo, deslizándose sin esfuerzo.</text:p>
      <text:p text:style-name="Text_20_body">Cuando estuvo lo suficientemente cerca, <text:span text:style-name="Strong_20_Emphasis">comenzó a recitar</text:span>.</text:p>
      <text:p text:style-name="Text_20_body">Era un susurro apenas audible, un murmullo que se deslizaba por el aire como un veneno invisible. El rugido del agua cayendo en la bóveda hacía imposible distinguir las palabras, pero su ritmo —cadencioso, implacable— transmitía un poder que se sentía en los huesos.</text:p>
      <text:p text:style-name="Text_20_body"><text:span text:style-name="Strong_20_Emphasis">Un lenguaje antiguo. Algo que no debía ser pronunciado.</text:span></text:p>
      <text:p text:style-name="Text_20_body">Morgerathus extendió sus brazos hacia adelante, las palmas hacia abajo, mientras su murmullo se intensificaba. La <text:span text:style-name="Strong_20_Emphasis">Esfera de los Mil Espíritus</text:span> flotó lentamente hasta colocarse justo frente a él, como un sirviente obediente. Los rayos que brotaban de sus manos comenzaron a concentrarse en la esfera, alimentándola.</text:p>
      <text:p text:style-name="Text_20_body">La esfera <text:span text:style-name="Strong_20_Emphasis">vibró</text:span>. Luego <text:span text:style-name="Strong_20_Emphasis">brilló</text:span> con un fulgor antinatural.</text:p>
      <text:p text:style-name="Text_20_body">Y entonces, estalló un rayo de pura energía.</text:p>
      <text:p text:style-name="Text_20_body">El rayo golpeó el suelo con un estruendo apocalíptico. Elara se cubrió los oídos, pero el sonido pareció perforar su mente, un aullido agudo y desgarrador que hizo temblar cada fibra de su cuerpo.</text:p>
      <text:p text:style-name="Text_20_body">El suelo <text:span text:style-name="Strong_20_Emphasis">se abrió</text:span>.</text:p>
      <text:p text:style-name="Text_20_body"><text:soft-page-break/>Un agujero circular comenzó a expandirse, devorando la plataforma bajo sus pies. La madera crujió y se partió mientras Elara saltaba hacia atrás, su corazón al borde del colapso. <text:span text:style-name="Strong_20_Emphasis">El abismo</text:span> creció hasta alcanzar un diámetro de casi cinco metros. Pero no era solo un agujero: era una grieta hacia la nada, un vacío que parecía absorber la luz y la esperanza.</text:p>
      <text:p text:style-name="Text_20_body">Elara miró hacia abajo y sintió cómo el vértigo la envolvía. <text:span text:style-name="Strong_20_Emphasis">No había fondo.</text:span> Solo una negrura infinita, salpicada por destellos de fuego en las profundidades. Un calor sofocante comenzó a emanar del abismo, acompañado de un olor espeso a azufre y putrefacción.</text:p>
      <text:p text:style-name="Text_20_body">Y entonces, <text:span text:style-name="Strong_20_Emphasis">algo se movió</text:span> allá abajo.</text:p>
      <text:p text:style-name="Text_20_body">Formas espectrales comenzaron a trepar por las paredes del abismo, sombras retorcidas con garras afiladas y ojos que brillaban como carbones encendidos. <text:span text:style-name="Strong_20_Emphasis">Demonios.</text:span> Un ejército de pesadillas ascendiendo, luchando por salir a la superficie, aullando sin voz, con bocas demasiado abiertas para ser humanas.</text:p>
      <text:p text:style-name="Text_20_body">La bóveda del lago ya no era la misma.</text:p>
      <text:p text:style-name="Text_20_body">El fuego brotaba del abismo en lenguas salvajes que lamían el techo. Las paredes de piedra se teñían de tonos rojos, naranjas y amarillos, como si la bóveda estuviera siendo devorada desde adentro. El calor se volvió insoportable, el aire denso, difícil de respirar.</text:p>
      <text:p text:style-name="Text_20_body">Elara estaba paralizada, atrapada entre la visión infernal del abismo y la presencia oscura de Morgerathus, que seguía flotando, recitando su hechizo sin mirar a nadie, como si el mundo a su alrededor fuera irrelevante.</text:p>
      <text:p text:style-name="Text_20_body"><text:span text:style-name="Strong_20_Emphasis">Elara sabía que tenía que hacer algo. Pero, ¿qué puede hacer una sola persona contra el mismísimo infiern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1T10:09:32.193000000</meta:creation-date>
    <dc:date>2025-02-01T10:14:02.004000000</dc:date>
    <meta:editing-duration>PT4M30S</meta:editing-duration>
    <meta:editing-cycles>1</meta:editing-cycles>
    <meta:document-statistic meta:table-count="0" meta:image-count="0" meta:object-count="0" meta:page-count="2" meta:paragraph-count="25" meta:word-count="675" meta:character-count="4195" meta:non-whitespace-character-count="3545"/>
    <meta:generator>LibreOffice/7.3.5.2$Windows_X86_64 LibreOffice_project/184fe81b8c8c30d8b5082578aee2fed2ea847c01</meta:generator>
  </office:meta>
</office:document-meta>
</file>